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in R</text:p>
      <text:p text:style-name="Standard"/>
      <text:p text:style-name="Standard">edit</text:p>
      <text:p text:style-name="Standard">write.table</text:p>
      <text:p text:style-name="Standard">read.table</text:p>
      <text:p text:style-name="Standard"/>
      <text:p text:style-name="Standard">R can also export R data objects (usually data frames and matrices) as text files. To</text:p>
      <text:p text:style-name="Standard">export data to a text file, use the write.table function:</text:p>
      <text:p text:style-name="Standard">write.table(x, file = "", append = FALSE, quote = TRUE, sep = " ",</text:p>
      <text:p text:style-name="Standard">eol = "\n", na = "NA", dec = ".", row.names = TRUE,</text:p>
      <text:p text:style-name="Standard">col.names = TRUE, qmethod = c("escape", "double"))</text:p>
      <text:p text:style-name="Standard"/>
      <text:p text:style-name="Standard"/>
      <text:p text:style-name="Standard"/>
      <text:p text:style-name="P1">data structures</text:p>
      <text:p text:style-name="Standard"/>
      <text:p text:style-name="Standard">vector</text:p>
      <text:p text:style-name="Standard">array (multi-dimensional vector)</text:p>
      <text:p text:style-name="Standard">matrix(two-dimensional array)</text:p>
      <text:p text:style-name="Standard"/>
      <text:p text:style-name="Standard">list (for heterogeneous data)</text:p>
      <text:p text:style-name="Standard">data frame (list that contains multiple named vectors that are the same length)</text:p>
      <text:p text:style-name="Standard"/>
      <text:p text:style-name="Standard"/>
      <text:p text:style-name="Standard"><text:s/>data frame is a lot like a spreadsheet or a database table. Data frames are partic-</text:p>
      <text:p text:style-name="Standard">ularly good for representing experimental data.</text:p>
      <text:p text:style-name="Standard"/>
      <text:p text:style-name="Standard"/>
      <text:p text:style-name="Standard">To get all rows (or columns) from a dimension, simply omit the indices:</text:p>
      <text:p text:style-name="Standard">&gt; # first row only</text:p>
      <text:p text:style-name="Standard">&gt; a[1,]</text:p>
      <text:p text:style-name="Standard">[1] 1 4 7 10</text:p>
      <text:p text:style-name="Standard">&gt; # first column only</text:p>
      <text:p text:style-name="Standard">&gt; a[,1]</text:p>
      <text:p text:style-name="Standard">[1] 1 2 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2-23T22:44:13</meta:creation-date>
    <dc:date>2014-02-23T23:48:24</dc:date>
    <dc:creator>giuseppe </dc:creator>
    <meta:editing-duration>PT33M51S</meta:editing-duration>
    <meta:editing-cycles>1</meta:editing-cycles>
    <meta:document-statistic meta:table-count="0" meta:image-count="0" meta:object-count="0" meta:page-count="1" meta:paragraph-count="24" meta:word-count="148" meta:character-count="827" meta:non-whitespace-character-count="688"/>
    <meta:generator>LibreOffice/3.5$Linux_x86 LibreOffice_project/350m1$Build-2</meta:generator>
  </office:meta>
</office:document-meta>
</file>